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fo:min-height="0.514cm"/>
    </style:style>
    <style:style style:name="gr10" style:family="graphic" style:parent-style-name="standard">
      <style:graphic-properties svg:stroke-color="#000000" draw:fill="solid" draw:fill-color="#77216f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color="#ffffff" fo:font-size="18pt" style:font-size-asian="18pt" style:font-size-complex="18pt"/>
    </style:style>
    <style:style style:name="P10" style:family="paragraph">
      <style:text-properties fo:font-style="italic" style:font-style-asian="italic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3pt" fo:font-style="italic" style:font-size-asian="13pt" style:font-style-asian="italic" style:font-size-complex="13pt" style:font-style-complex="italic"/>
    </style:style>
    <style:style style:name="T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fo:font-size="11pt" style:font-size-asian="11pt" style:font-size-complex="11pt"/>
    </style:style>
    <style:style style:name="T1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685cm" svg:height="38.989cm" svg:x="20.558cm" svg:y="2.651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9.09cm" svg:height="8.536cm" svg:x="26.833cm" svg:y="32.1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1.143cm" svg:x="1.635cm" svg:y="1.381cm">
          <text:p text:style-name="P2"><text:span text:style-name="T1">MtoolBox.s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143cm" svg:x="1.635cm" svg:y="2.651cm">
          <text:p text:style-name="P2"><text:span text:style-name="T2">VCFoutput.sh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143cm" svg:x="1.635cm" svg:y="3.981cm">
          <text:p text:style-name="P2"><text:span text:style-name="T1">check_files.p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1.143cm" svg:x="1.635cm" svg:y="5.281cm">
          <text:p text:style-name="P2"><text:span text:style-name="T3">assembleMTgenome.p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39cm" svg:height="1.143cm" svg:x="1.635cm" svg:y="6.581cm">
          <text:p text:style-name="P2"><text:span text:style-name="T3">variants_functional_annotation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143cm" svg:x="1.635cm" svg:y="7.881cm">
          <text:p text:style-name="P2"><text:span text:style-name="T1">test_fasta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83cm" svg:height="1.143cm" svg:x="1.635cm" svg:y="9.181cm">
          <text:p text:style-name="P2"><text:span text:style-name="T1">summary.p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37cm" svg:height="1.143cm" svg:x="1.635cm" svg:y="10.481cm">
          <text:p text:style-name="P2"><text:span text:style-name="T2">prioritization.p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64cm" svg:height="1.143cm" svg:x="1.635cm" svg:y="11.781cm">
          <text:p text:style-name="P2"><text:span text:style-name="T3">mtVariantCaller.p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143cm" svg:x="1.635cm" svg:y="13.081cm">
          <text:p text:style-name="P2"><text:span text:style-name="T2">mt-classifier.p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143cm" svg:x="1.635cm" svg:y="14.381cm">
          <text:p text:style-name="P2"><text:span text:style-name="T2">mapExome.p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78cm" svg:height="1.143cm" svg:x="10.835cm" svg:y="2.281cm">
          <text:p text:style-name="P2"><text:span text:style-name="T4">GenomeAnalysisTK.ja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961cm" svg:height="1.143cm" svg:x="10.844cm" svg:y="3.581cm">
          <text:p text:style-name="P2"><text:span text:style-name="T5">SamToFastq.ja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485cm" svg:height="1.143cm" svg:x="10.844cm" svg:y="4.881cm">
          <text:p text:style-name="P2"><text:span text:style-name="T3">SamFormatConverter.ja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088cm" svg:height="1.143cm" svg:x="10.844cm" svg:y="6.181cm">
          <text:p text:style-name="P2"><text:span text:style-name="T3">MarkDuplicates.ja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98cm" svg:height="1.143cm" svg:x="10.853cm" svg:y="7.481cm">
          <text:p text:style-name="P2"><text:span text:style-name="T1">SortSam.jar</text:span></text:p>
          <draw:enhanced-geometry svg:viewBox="0 0 21600 21600" draw:type="rectangle" draw:enhanced-path="M 0 0 L 21600 0 21600 21600 0 21600 0 0 Z N"/>
        </draw:custom-shape>
        <draw:frame draw:style-name="gr6" draw:layer="layout" svg:width="3.216cm" svg:height="0.962cm" svg:x="9.725cm" svg:y="1.054cm">
          <draw:text-box>
            <text:p>/ext_tools</text:p>
          </draw:text-box>
        </draw:frame>
        <draw:custom-shape draw:style-name="gr5" draw:text-style-name="P7" draw:layer="layout" svg:width="3.716cm" svg:height="1.143cm" svg:x="10.835cm" svg:y="10.681cm">
          <text:p text:style-name="P2"><text:span text:style-name="T6">utils.py</text:span></text:p>
          <draw:enhanced-geometry svg:viewBox="0 0 21600 21600" draw:type="rectangle" draw:enhanced-path="M 0 0 L 21600 0 21600 21600 0 21600 0 0 Z N"/>
        </draw:custom-shape>
        <draw:frame draw:style-name="gr6" draw:layer="layout" svg:width="2.191cm" svg:height="0.962cm" svg:x="9.725cm" svg:y="9.454cm">
          <draw:text-box>
            <text:p>/bioinf</text:p>
          </draw:text-box>
        </draw:frame>
        <draw:custom-shape draw:style-name="gr5" draw:text-style-name="P7" draw:layer="layout" svg:width="3.716cm" svg:height="1.143cm" svg:x="10.835cm" svg:y="11.981cm">
          <text:p text:style-name="P2"><text:span text:style-name="T6">seqs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10.835cm" svg:y="13.281cm">
          <text:p text:style-name="P2"><text:span text:style-name="T6">events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10.835cm" svg:y="14.581cm">
          <text:p text:style-name="P2"><text:span text:style-name="T6">comp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2.491cm" svg:y="23.552cm">
          <text:p text:style-name="P2"><text:span text:style-name="T6">serialize.py</text:span></text:p>
          <draw:enhanced-geometry svg:viewBox="0 0 21600 21600" draw:type="rectangle" draw:enhanced-path="M 0 0 L 21600 0 21600 21600 0 21600 0 0 Z N"/>
        </draw:custom-shape>
        <draw:frame draw:style-name="gr6" draw:layer="layout" svg:width="3.914cm" svg:height="0.962cm" svg:x="1.381cm" svg:y="22.325cm">
          <draw:text-box>
            <text:p>/io_modules</text:p>
          </draw:text-box>
        </draw:frame>
        <draw:custom-shape draw:style-name="gr5" draw:text-style-name="P1" draw:layer="layout" svg:width="3.716cm" svg:height="1.143cm" svg:x="2.491cm" svg:y="24.852cm">
          <text:p text:style-name="P2"><text:span text:style-name="T1">old_table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2.491cm" svg:y="26.152cm">
          <text:p text:style-name="P2"><text:span text:style-name="T6">ngs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2.491cm" svg:y="27.452cm">
          <text:p text:style-name="P2"><text:span text:style-name="T6">csv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2.38cm" svg:y="17.084cm">
          <text:p text:style-name="P2"><text:span text:style-name="T6">parser.py</text:span></text:p>
          <draw:enhanced-geometry svg:viewBox="0 0 21600 21600" draw:type="rectangle" draw:enhanced-path="M 0 0 L 21600 0 21600 21600 0 21600 0 0 Z N"/>
        </draw:custom-shape>
        <draw:frame draw:style-name="gr6" draw:layer="layout" svg:width="1.493cm" svg:height="0.962cm" svg:x="1.27cm" svg:y="15.857cm">
          <draw:text-box>
            <text:p>/vcf</text:p>
          </draw:text-box>
        </draw:frame>
        <draw:custom-shape draw:style-name="gr5" draw:text-style-name="P7" draw:layer="layout" svg:width="3.716cm" svg:height="1.143cm" svg:x="2.38cm" svg:y="18.384cm">
          <text:p text:style-name="P2"><text:span text:style-name="T6">model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2.38cm" svg:y="19.684cm">
          <text:p text:style-name="P2"><text:span text:style-name="T6">filters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2.38cm" svg:y="20.984cm">
          <text:p text:style-name="P2"><text:span text:style-name="T6">utils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11.216cm" svg:y="17.975cm">
          <text:p text:style-name="P2"><text:span text:style-name="T6">tree.py</text:span></text:p>
          <draw:enhanced-geometry svg:viewBox="0 0 21600 21600" draw:type="rectangle" draw:enhanced-path="M 0 0 L 21600 0 21600 21600 0 21600 0 0 Z N"/>
        </draw:custom-shape>
        <draw:frame draw:style-name="gr6" draw:layer="layout" svg:width="3.144cm" svg:height="0.962cm" svg:x="10.106cm" svg:y="16.748cm">
          <draw:text-box>
            <text:p>/classifier</text:p>
          </draw:text-box>
        </draw:frame>
        <draw:custom-shape draw:style-name="gr5" draw:text-style-name="P6" draw:layer="layout" svg:width="3.716cm" svg:height="1.143cm" svg:x="11.216cm" svg:y="19.275cm">
          <text:p text:style-name="P2"><text:span text:style-name="T5">parse_mhcs.py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716cm" svg:height="1.143cm" svg:x="11.216cm" svg:y="20.575cm">
          <text:p text:style-name="P2"><text:span text:style-name="T2">NGclassify.p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716cm" svg:height="1.143cm" svg:x="11.216cm" svg:y="21.875cm">
          <text:p text:style-name="P2"><text:span text:style-name="T1">datatypes.py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716cm" svg:height="1.143cm" svg:x="11.249cm" svg:y="23.262cm">
          <text:p text:style-name="P2"><text:span text:style-name="T2">datatypes2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11.249cm" svg:y="24.562cm">
          <text:p text:style-name="P2"><text:span text:style-name="T6">consts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11.249cm" svg:y="25.862cm">
          <text:p text:style-name="P2"><text:span text:style-name="T6">classify.p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963cm" svg:height="1.143cm" svg:x="11.249cm" svg:y="27.162cm">
          <text:p text:style-name="P2"><text:span text:style-name="T3">variants_functional_annotation.old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29cm" svg:height="1.143cm" svg:x="22.298cm" svg:y="4.175cm">
          <text:p text:style-name="P2"><text:span text:style-name="T1">check_files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3.876cm" svg:height="0.886cm" svg:x="20.939cm" svg:y="3.032cm">
          <draw:text-box>
            <text:p text:style-name="P2"><text:span text:style-name="T7">MtoolBox.sh</text:span></text:p>
          </draw:text-box>
        </draw:frame>
        <draw:custom-shape draw:style-name="gr7" draw:text-style-name="P2" xml:id="id1" draw:id="id1" draw:layer="layout" svg:width="4.445cm" svg:height="1.397cm" svg:x="21.177cm" svg:y="35.677cm">
          <text:p><text:span text:style-name="T3">d) INPUT: fasta</text:span></text:p>
          <text:p><text:span text:style-name="T8"><text:tab/></text:span><text:span text:style-name="T8">fasta_input(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4.445cm" svg:height="2.381cm" svg:x="21.177cm" svg:y="5.877cm">
          <text:p><text:span text:style-name="T3">a) INPUT: bam</text:span></text:p>
          <text:p><text:span text:style-name="T8"><text:tab/></text:span><text:span text:style-name="T8">bam_input()</text:span></text:p>
          <text:p><text:span text:style-name="T8"><text:tab/></text:span><text:span text:style-name="T8">fastq_input()</text:span></text:p>
          <text:p><text:span text:style-name="T8"><text:tab/></text:span><text:span text:style-name="T8">fasta_input(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4.445cm" svg:height="1.842cm" svg:x="21.177cm" svg:y="22.402cm">
          <text:p><text:span text:style-name="T3">c) INPUT: fastq</text:span></text:p>
          <text:p><text:span text:style-name="T8"><text:tab/></text:span><text:span text:style-name="T8">fastq_input()</text:span></text:p>
          <text:p><text:span text:style-name="T8"><text:tab/></text:span><text:span text:style-name="T8">fasta_input(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4.445cm" svg:height="2.35cm" svg:x="21.177cm" svg:y="8.975cm">
          <text:p><text:span text:style-name="T3">b) INPUT: sam</text:span></text:p>
          <text:p><text:span text:style-name="T8"><text:tab/></text:span><text:span text:style-name="T8">sam_input()</text:span></text:p>
          <text:p><text:span text:style-name="T8"><text:tab/></text:span><text:span text:style-name="T8">fastq_input()</text:span></text:p>
          <text:p><text:span text:style-name="T8"><text:tab/></text:span><text:span text:style-name="T8">fasta_input(</text:span><text:span text:style-name="T3">)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25.622cm" svg:y1="36.375cm" svg:x2="26.833cm" svg:y2="36.383cm" draw:start-shape="id1" draw:start-glue-point="1" draw:end-shape="id2" svg:d="M25622 36375l1211 8" svg:viewBox="0 0 1212 9">
          <text:p/>
        </draw:connector>
        <draw:connector draw:style-name="gr8" draw:text-style-name="P2" draw:layer="layout" draw:type="line" svg:x1="25.622cm" svg:y1="23.323cm" svg:x2="26.935cm" svg:y2="23.35cm" draw:start-shape="id3" draw:start-glue-point="1" draw:end-shape="id4" svg:d="M25622 23323l1313 27" svg:viewBox="0 0 1314 28">
          <text:p/>
        </draw:connector>
        <draw:connector draw:style-name="gr8" draw:text-style-name="P2" draw:layer="layout" draw:type="line" svg:x1="25.622cm" svg:y1="10.15cm" svg:x2="26.908cm" svg:y2="10.144cm" draw:start-shape="id5" draw:start-glue-point="1" draw:end-shape="id6" svg:d="M25622 10150l1286-6" svg:viewBox="0 0 1287 7">
          <text:p/>
        </draw:connector>
        <draw:connector draw:style-name="gr8" draw:text-style-name="P2" draw:layer="layout" svg:x1="25.622cm" svg:y1="7.067cm" svg:x2="36.496cm" svg:y2="8.493cm" draw:start-shape="id7" draw:start-glue-point="1" draw:end-shape="id8" draw:end-glue-point="0" svg:d="M25622 7067h10874v1426" svg:viewBox="0 0 10875 1427">
          <text:p/>
        </draw:connector>
        <draw:custom-shape draw:style-name="gr4" draw:text-style-name="P3" draw:layer="layout" svg:width="3.81cm" svg:height="1.143cm" svg:x="28.295cm" svg:y="33.544cm">
          <text:p text:style-name="P2"><text:span text:style-name="T2">mt-classifier.p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39cm" svg:height="1.143cm" svg:x="28.295cm" svg:y="35.349cm">
          <text:p text:style-name="P2"><text:span text:style-name="T3">variants_functional_annotation.p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37cm" svg:height="1.143cm" svg:x="28.295cm" svg:y="37.181cm">
          <text:p text:style-name="P2"><text:span text:style-name="T2">prioritization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83cm" svg:height="1.143cm" svg:x="28.295cm" svg:y="39.013cm">
          <text:p text:style-name="P2"><text:span text:style-name="T1">summary.p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969cm" svg:height="3.302cm" svg:x="26.908cm" svg:y="8.493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915cm" svg:height="0.764cm" svg:x="27.035cm" svg:y="8.62cm">
          <draw:text-box>
            <text:p><text:span text:style-name="T3">sam_input()</text:span></text:p>
          </draw:text-box>
        </draw:frame>
        <draw:custom-shape draw:style-name="gr5" draw:text-style-name="P6" draw:layer="layout" svg:width="3.961cm" svg:height="1.143cm" svg:x="28.281cm" svg:y="9.89cm">
          <text:p text:style-name="P2"><text:span text:style-name="T5">SamToFastq.ja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969cm" svg:height="5.461cm" svg:x="33.512cm" svg:y="8.493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3.429cm" svg:height="0.764cm" svg:x="33.639cm" svg:y="8.62cm">
          <draw:text-box>
            <text:p><text:span text:style-name="T3">bam_input()</text:span></text:p>
          </draw:text-box>
        </draw:frame>
        <draw:custom-shape draw:style-name="gr5" draw:text-style-name="P6" draw:layer="layout" svg:width="3.961cm" svg:height="1.143cm" svg:x="34.909cm" svg:y="12.049cm">
          <text:p text:style-name="P2"><text:span text:style-name="T5">SamToFastq.ja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072cm" svg:height="1.905cm" svg:x="35.863cm" svg:y="9.609cm">
          <text:p text:style-name="P2"><text:span text:style-name="T9">samtools</text:span></text:p>
          <text:p text:style-name="P2"><text:span text:style-name="T10">sort</text:span></text:p>
          <text:p text:style-name="P2"><text:span text:style-name="T10">index</text:span></text:p>
          <text:p text:style-name="P2"><text:span text:style-name="T10">view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397cm" svg:height="0.764cm" svg:x="34.466cm" svg:y="10.115cm">
          <draw:text-box>
            <text:p><text:span text:style-name="T8">if -X</text:span></text:p>
          </draw:text-box>
        </draw:frame>
        <draw:custom-shape draw:style-name="gr2" draw:text-style-name="P2" xml:id="id4" draw:id="id4" draw:layer="layout" svg:width="8.89cm" svg:height="15.748cm" svg:x="26.935cm" svg:y="15.476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3.429cm" svg:height="0.764cm" svg:x="27.062cm" svg:y="15.603cm">
          <draw:text-box>
            <text:p><text:span text:style-name="T3">fastq_input()</text:span></text:p>
          </draw:text-box>
        </draw:frame>
        <draw:frame draw:style-name="gr9" draw:text-style-name="P10" draw:layer="layout" svg:width="1.397cm" svg:height="0.764cm" svg:x="28.051cm" svg:y="22.688cm">
          <draw:text-box>
            <text:p><text:span text:style-name="T8">if -I</text:span></text:p>
          </draw:text-box>
        </draw:frame>
        <draw:custom-shape draw:style-name="gr4" draw:text-style-name="P3" draw:layer="layout" svg:width="3.81cm" svg:height="1.143cm" svg:x="28.205cm" svg:y="16.877cm">
          <text:p text:style-name="P2"><text:span text:style-name="T2">mapExome.p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98cm" svg:height="1.143cm" svg:x="28.205cm" svg:y="18.686cm">
          <text:p text:style-name="P2"><text:span text:style-name="T1">SortSam.ja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072cm" svg:height="1.278cm" svg:x="28.205cm" svg:y="20.51cm">
          <text:p text:style-name="P2"><text:span text:style-name="T9">samtools</text:span></text:p>
          <text:p text:style-name="P2"><text:span text:style-name="T10">index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24cm" svg:height="1.143cm" svg:x="29.905cm" svg:y="22.496cm">
          <text:p text:style-name="P2"><text:span text:style-name="T4">GenomeAnalysisTK.jar</text:span></text:p>
          <text:p text:style-name="P2"><text:span text:style-name="T11">IndelRealign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088cm" svg:height="1.143cm" svg:x="29.905cm" svg:y="24.355cm">
          <text:p text:style-name="P2"><text:span text:style-name="T3">MarkDuplicates.ja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485cm" svg:height="1.143cm" svg:x="28.205cm" svg:y="26.152cm">
          <text:p text:style-name="P2"><text:span text:style-name="T3">SamFormatConverter.ja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1.143cm" svg:x="28.205cm" svg:y="27.922cm">
          <text:p text:style-name="P2"><text:span text:style-name="T3">assembleMTgenome.py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397cm" svg:height="0.764cm" svg:x="28.052cm" svg:y="24.488cm">
          <draw:text-box>
            <text:p><text:span text:style-name="T8">if -M</text:span></text:p>
          </draw:text-box>
        </draw:frame>
        <draw:custom-shape draw:style-name="gr3" draw:text-style-name="P3" draw:layer="layout" svg:width="3.81cm" svg:height="1.143cm" svg:x="28.205cm" svg:y="29.573cm">
          <text:p text:style-name="P2"><text:span text:style-name="T2">VCFoutput.sh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36.496cm" svg:y1="13.954cm" svg:x2="31.38cm" svg:y2="15.476cm" draw:start-shape="id8" draw:start-glue-point="2" draw:end-shape="id4" draw:end-glue-point="0" svg:d="M36496 13954v761h-5116v761" svg:viewBox="0 0 5117 1523">
          <text:p/>
        </draw:connector>
        <draw:connector draw:style-name="gr11" draw:text-style-name="P2" draw:layer="layout" svg:x1="29.892cm" svg:y1="11.795cm" svg:x2="31.38cm" svg:y2="15.476cm" draw:start-shape="id6" draw:start-glue-point="2" draw:end-shape="id4" draw:end-glue-point="0" svg:d="M29892 11795v1841h1488v1840" svg:viewBox="0 0 1489 3682">
          <text:p/>
        </draw:connector>
        <draw:frame draw:style-name="gr9" draw:layer="layout" svg:width="3.429cm" svg:height="0.764cm" svg:x="27.16cm" svg:y="32.269cm">
          <draw:text-box>
            <text:p><text:span text:style-name="T3">fasta_input()</text:span></text:p>
          </draw:text-box>
        </draw:frame>
        <draw:connector draw:style-name="gr11" draw:text-style-name="P2" draw:layer="layout" draw:type="line" svg:x1="31.38cm" svg:y1="31.224cm" svg:x2="31.378cm" svg:y2="32.115cm" draw:start-shape="id4" draw:start-glue-point="2" draw:end-shape="id2" draw:end-glue-point="0" svg:d="M31380 31224l-2 891" svg:viewBox="0 0 3 892">
          <text:p/>
        </draw:connector>
        <draw:frame draw:style-name="gr6" draw:layer="layout" svg:width="2.648cm" svg:height="0.962cm" svg:x="32.877cm" svg:y="17.129cm">
          <draw:text-box>
            <text:p>(gsnap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2T13:47:11.861214751</meta:creation-date>
    <dc:date>2015-11-23T16:47:38.886370449</dc:date>
    <meta:editing-duration>P4DT3H16M27S</meta:editing-duration>
    <meta:editing-cycles>11</meta:editing-cycles>
    <meta:generator>LibreOffice/4.2.8.2$Linux_X86_64 LibreOffice_project/420m0$Build-2</meta:generator>
    <meta:document-statistic meta:object-count="82"/>
  </office:meta>
</office:document-meta>
</file>